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56cm"/>
    </style:style>
    <style:style style:name="co10" style:family="table-column">
      <style:table-column-properties fo:break-before="auto" style:column-width="5.4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48" style:family="table-cell" style:parent-style-name="Default" style:data-style-name="N36">
      <style:text-properties fo:color="#000000" style:font-name="Liberation Sans" style:font-name-asian="Liberation Sans"/>
    </style:style>
    <style:style style:name="ce39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9" office:value-type="string" calcext:value-type="string">
            <text:p>買値</text:p>
          </table:table-cell>
          <table:table-cell table:style-name="ce39" office:value-type="string" calcext:value-type="string">
            <text:p>売値</text:p>
          </table:table-cell>
          <table:table-cell table:style-name="ce39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2-21" calcext:value-type="date">
            <text:p>2024/02/21</text:p>
          </table:table-cell>
          <table:table-cell office:value-type="float" office:value="7735" calcext:value-type="float">
            <text:p>7735</text:p>
          </table:table-cell>
          <table:table-cell table:style-name="ce13" office:value-type="string" calcext:value-type="string">
            <text:p>ＳＣＲＥＥＮホールディングス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30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00/00/00</text:date>, <text:time style:data-style-name="N2" text:time-value="08:37:03.19849777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4.1$Linux_X86_64 LibreOffice_project/60$Build-1</meta:generator>
    <dc:date>2024-02-20T15:03:26.713023503</dc:date>
    <meta:editing-duration>P20DT20H50M42S</meta:editing-duration>
    <meta:editing-cycles>2027</meta:editing-cycles>
    <meta:document-statistic meta:table-count="2" meta:cell-count="3643" meta:object-count="0"/>
  </office:meta>
</office:document-meta>
</file>